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DBCTypeConversions.convert( Object value , String jTyp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JDBCTypeConversions.setColumn( PreparedStatement statement , int position , Object value , Integer typeObject )</text:p>
          </table:table-cell>
          <table:table-cell office:value-type="float" office:value="68">
            <text:p text:style-name="Table_20_Contents">68</text:p>
          </table:table-cell>
          <table:table-cell office:value-type="float" office:value="3">
            <text:p text:style-name="Table_20_Contents">3</text:p>
          </table:table-cell>
          <table:table-cell office:value-type="float" office:value="256">
            <text:p text:style-name="Table_20_Contents">256</text:p>
          </table:table-cell>
        </table:table-row>
        <table:table-row>
          <table:table-cell office:value-type="string">
            <text:p text:style-name="Table_20_Contents">JDBCTypeConversions.getColumn( ResultSet set , Configuration column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1">
            <text:p text:style-name="Table_20_Contents">1</text:p>
          </table:table-cell>
          <table:table-cell office:value-type="float" office:value="73">
            <text:p text:style-name="Table_20_Contents">7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